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Jitter (ms)</text:p>
          </table:table-cell>
          <table:table-cell office:value-type="string" calcext:value-type="string">
            <text:p>Packets Sent</text:p>
          </table:table-cell>
          <table:table-cell office:value-type="string" calcext:value-type="string">
            <text:p>Packets Received</text:p>
          </table:table-cell>
          <table:table-cell office:value-type="string" calcext:value-type="string">
            <text:p>Packets Lost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Length of Song (s)</text:p>
          </table:table-cell>
          <table:table-cell office:value-type="string" calcext:value-type="string">
            <text:p>Time Buffering (s)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<text:s/>10 – 2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<text:s/>10 – 2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s/>10 – 2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0 - 4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0 - 4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0 - 4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0 - 6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0 - 6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0 - 6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0 – 8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0 – 8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0 – 8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0 – 10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0 – 10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10 – 10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10 – 12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0 – 12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0 – 12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10 – 14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0 – 14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0 – 14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0 – 16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0 – 16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0 – 16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0 – 18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0 – 18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0 – 18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21:47:39.475424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7:43:55.740301667</meta:creation-date>
    <dc:date>2019-02-26T23:55:44.667568808</dc:date>
    <meta:editing-duration>PT53M17S</meta:editing-duration>
    <meta:editing-cycles>10</meta:editing-cycles>
    <meta:generator>LibreOffice/6.1.5.2$Linux_X86_64 LibreOffice_project/10$Build-2</meta:generator>
    <meta:document-statistic meta:table-count="1" meta:cell-count="197" meta:object-count="0"/>
  </office:meta>
</office:document-meta>
</file>